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81cm" style:rel-column-width="14959*"/>
    </style:style>
    <style:style style:name="Table1.B" style:family="table-column">
      <style:table-column-properties style:column-width="2.415cm" style:rel-column-width="9308*"/>
    </style:style>
    <style:style style:name="Table1.C" style:family="table-column">
      <style:table-column-properties style:column-width="5.353cm" style:rel-column-width="20636*"/>
    </style:style>
    <style:style style:name="Table1.D" style:family="table-column">
      <style:table-column-properties style:column-width="5.352cm" style:rel-column-width="206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311b1" officeooo:paragraph-rsid="002311b1" style:font-size-asian="10pt" style:font-size-complex="10pt"/>
    </style:style>
    <style:style style:name="P3" style:family="paragraph" style:parent-style-name="Table_20_Contents">
      <style:text-properties fo:font-size="10pt" officeooo:rsid="001fb575" officeooo:paragraph-rsid="001fb575" style:font-size-asian="10pt" style:font-size-complex="10pt"/>
    </style:style>
    <style:style style:name="P4" style:family="paragraph" style:parent-style-name="Table_20_Contents">
      <style:text-properties fo:font-size="10pt" officeooo:rsid="0024d31c" officeooo:paragraph-rsid="0024d31c" style:font-size-asian="10pt" style:font-size-complex="10pt"/>
    </style:style>
    <style:style style:name="P5" style:family="paragraph" style:parent-style-name="Table_20_Contents">
      <style:text-properties fo:font-size="10pt" officeooo:rsid="0020fb2b" officeooo:paragraph-rsid="0020fb2b" style:font-size-asian="10pt" style:font-size-complex="10pt"/>
    </style:style>
    <style:style style:name="P6" style:family="paragraph" style:parent-style-name="Table_20_Contents">
      <style:text-properties fo:font-size="10pt" officeooo:rsid="002649af" officeooo:paragraph-rsid="002649af" style:font-size-asian="10pt" style:font-size-complex="10pt"/>
    </style:style>
    <style:style style:name="P7" style:family="paragraph" style:parent-style-name="Table_20_Contents">
      <style:text-properties fo:font-size="10pt" officeooo:rsid="002691d6" officeooo:paragraph-rsid="002691d6" style:font-size-asian="10pt" style:font-size-complex="10pt"/>
    </style:style>
    <style:style style:name="P8" style:family="paragraph" style:parent-style-name="Table_20_Contents">
      <style:text-properties fo:font-size="10pt" officeooo:rsid="0026d54e" officeooo:paragraph-rsid="0026d54e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rsid="003070e8" officeooo:paragraph-rsid="003070e8" style:font-size-asian="10pt" style:font-size-complex="10pt"/>
    </style:style>
    <style:style style:name="P11" style:family="paragraph" style:parent-style-name="Table_20_Contents">
      <style:text-properties fo:font-size="10pt" fo:font-style="normal" fo:font-weight="bold" officeooo:rsid="003070e8" officeooo:paragraph-rsid="003070e8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able_20_Contents">
      <style:text-properties fo:font-size="10pt" fo:font-weight="bold" officeooo:rsid="003070e8" officeooo:paragraph-rsid="003070e8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cccccc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-color="#ff0000"/>
      <style:paragraph-properties fo:text-align="center" style:writing-mode="lr-tb"/>
    </style:style>
    <style:style style:name="P21" style:family="paragraph">
      <loext:graphic-properties draw:fill-color="#ffff00"/>
      <style:paragraph-properties fo:text-align="center" style:writing-mode="lr-tb"/>
    </style:style>
    <style:style style:name="P22" style:family="paragraph">
      <loext:graphic-properties draw:fill-color="#00a933"/>
      <style:paragraph-properties fo:text-align="center" style:writing-mode="lr-tb"/>
    </style:style>
    <style:style style:name="P23" style:family="paragraph">
      <loext:graphic-properties draw:fill-color="#0369a3"/>
      <style:paragraph-properties fo:text-align="center" style:writing-mode="lr-tb"/>
    </style:style>
    <style:style style:name="P24" style:family="paragraph">
      <loext:graphic-properties draw:fill-color="#ffffff"/>
    </style:style>
    <style:style style:name="T1" style:family="text">
      <style:text-properties officeooo:rsid="002311b1"/>
    </style:style>
    <style:style style:name="T2" style:family="text">
      <style:text-properties officeooo:rsid="0024d31c"/>
    </style:style>
    <style:style style:name="T3" style:family="text">
      <style:text-properties officeooo:rsid="003070e8"/>
    </style:style>
    <style:style style:name="gr1" style:family="graphic">
      <style:graphic-properties svg:stroke-color="#666666" draw:fill-color="#ffffff" draw:textarea-horizontal-align="justify" draw:textarea-vertical-align="middle" draw:auto-grow-height="false" fo:min-height="1.399cm" fo:min-width="3.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Long_20_Dot_20__28_Rounded_29_" svg:stroke-width="0.199cm" svg:stroke-color="#999999" draw:marker-start-width="0.651cm" draw:marker-end-width="0.651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808080" draw:fill-color="#cccccc" draw:textarea-horizontal-align="justify" draw:textarea-vertical-align="middle" draw:auto-grow-height="false" fo:min-height="0.817cm" fo:min-width="3.7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808080" draw:fill-color="#cccccc" draw:textarea-horizontal-align="justify" draw:textarea-vertical-align="middle" draw:auto-grow-height="false" fo:min-height="0.817cm" fo:min-width="3.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666666" draw:fill-color="#ffffff" draw:textarea-horizontal-align="justify" draw:textarea-vertical-align="middle" draw:auto-grow-height="false" fo:min-height="2.593cm" fo:min-width="8.2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1c1c1c" draw:fill-color="#dddddd" draw:textarea-horizontal-align="justify" draw:textarea-vertical-align="middle" draw:auto-grow-height="false" fo:min-height="1.224cm" fo:min-width="3.5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1c1c1c" draw:fill-color="#dddddd" draw:textarea-horizontal-align="justify" draw:textarea-vertical-align="middle" draw:auto-grow-height="false" fo:min-height="1.224cm" fo:min-width="3.5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1c1c1c" draw:fill-color="#dddddd" draw:textarea-horizontal-align="justify" draw:textarea-vertical-align="middle" draw:auto-grow-height="false" fo:min-height="3.463cm" fo:min-width="2.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1c1c1c" draw:fill-color="#dddddd" draw:textarea-horizontal-align="justify" draw:textarea-vertical-align="middle" draw:auto-grow-height="false" fo:min-height="1.496cm" fo:min-width="7.3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ffffff" draw:textarea-horizontal-align="justify" draw:textarea-vertical-align="middle" draw:auto-grow-height="false" fo:min-height="0.953cm" fo:min-width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-color="#ff00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ff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00a93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0369a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ffff" draw:textarea-horizontal-align="justify" draw:textarea-vertical-align="middle" draw:auto-grow-height="false" fo:min-height="3.464cm" fo:min-width="1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8" draw:text-style-name="P24" svg:width="17.029cm" svg:height="3.465cm" svg:x="0.046cm" svg:y="0.161cm"><text:p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6" draw:name="Shape 7" draw:style-name="gr12" draw:text-style-name="P19" svg:width="1.345cm" svg:height="1.345cm" svg:x="8.918cm" svg:y="0.15cm"><text:p text:style-name="P18">S1</text:p><text:p text:style-name="P18">D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8" draw:style-name="gr12" draw:text-style-name="P19" svg:width="1.345cm" svg:height="1.345cm" svg:x="11.01cm" svg:y="0.175cm"><text:p text:style-name="P18">S2</text:p><text:p text:style-name="P18">D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12" draw:text-style-name="P19" svg:width="1.345cm" svg:height="1.345cm" svg:x="13.104cm" svg:y="0.199cm"><text:p text:style-name="P18">S3</text:p><text:p text:style-name="P18">D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 2" draw:style-name="gr17" draw:text-style-name="P23" svg:width="0.65cm" svg:height="0.65cm" svg:x="1.127cm" svg:y="0.071cm"><text:p text:style-name="P18">L1</text:p><text:p text:style-name="P18"/><text:p text:style-name="P18"/><text:p text:style-name="P18">D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16" draw:text-style-name="P22" svg:width="0.65cm" svg:height="0.65cm" svg:x="2.702cm" svg:y="0.069cm"><text:p text:style-name="P18">L2</text:p><text:p text:style-name="P18"/><text:p text:style-name="P18"/><text:p text:style-name="P18">D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5" draw:text-style-name="P21" svg:width="0.65cm" svg:height="0.65cm" svg:x="4.205cm" svg:y="0.048cm"><text:p text:style-name="P18">L3</text:p><text:p text:style-name="P18"/><text:p text:style-name="P18"/><text:p text:style-name="P18">D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14" draw:text-style-name="P20" svg:width="0.65cm" svg:height="0.65cm" svg:x="5.479cm" svg:y="0.072cm"><text:p text:style-name="P18">L4</text:p><text:p text:style-name="P18"/><text:p text:style-name="P18"/><text:p text:style-name="P18">D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13" draw:text-style-name="P19" svg:width="0.65cm" svg:height="0.65cm" svg:x="6.779cm" svg:y="0.072cm"><text:p text:style-name="P18">L5</text:p><text:p text:style-name="P18"/><text:p text:style-name="P18"/><text:p text:style-name="P18">D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GPIO</text:p>
          </table:table-cell>
          <table:table-cell table:style-name="Table1.A1" office:value-type="string">
            <text:p text:style-name="P12">Device</text:p>
          </table:table-cell>
          <table:table-cell table:style-name="Table1.A1" office:value-type="string">
            <text:p text:style-name="P12">Function</text:p>
          </table:table-cell>
          <table:table-cell table:style-name="Table1.D1" office:value-type="string">
            <text:p text:style-name="P12">Variable</text:p>
          </table:table-cell>
        </table:table-row>
        <table:table-row>
          <table:table-cell table:style-name="Table1.A2" office:value-type="string">
            <text:p text:style-name="P10">-</text:p>
          </table:table-cell>
          <table:table-cell table:style-name="Table1.A2" office:value-type="string">
            <text:p text:style-name="P10">Internal LED</text:p>
          </table:table-cell>
          <table:table-cell table:style-name="Table1.A2" office:value-type="string">
            <text:p text:style-name="P2">loop running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D2</text:p>
          </table:table-cell>
          <table:table-cell table:style-name="Table1.A2" office:value-type="string">
            <text:p text:style-name="P3">L1 (blau)</text:p>
          </table:table-cell>
          <table:table-cell table:style-name="Table1.A2" office:value-type="string">
            <text:p text:style-name="P3">Device on</text:p>
          </table:table-cell>
          <table:table-cell table:style-name="Table1.D2" office:value-type="string">
            <text:p text:style-name="P4">LED_ON</text:p>
          </table:table-cell>
        </table:table-row>
        <table:table-row>
          <table:table-cell table:style-name="Table1.A2" office:value-type="string">
            <text:p text:style-name="P3">D3</text:p>
          </table:table-cell>
          <table:table-cell table:style-name="Table1.A2" office:value-type="string">
            <text:p text:style-name="P3">L2 (grün)</text:p>
          </table:table-cell>
          <table:table-cell table:style-name="Table1.A2" office:value-type="string">
            <text:p text:style-name="P3">(blink) Auto-Buzzer</text:p>
          </table:table-cell>
          <table:table-cell table:style-name="Table1.D2" office:value-type="string">
            <text:p text:style-name="P4">LED_AUTOBUZZ</text:p>
          </table:table-cell>
        </table:table-row>
        <table:table-row>
          <table:table-cell table:style-name="Table1.A2" office:value-type="string">
            <text:p text:style-name="P3">D4</text:p>
          </table:table-cell>
          <table:table-cell table:style-name="Table1.A2" office:value-type="string">
            <text:p text:style-name="P5">L3 (gelb)</text:p>
          </table:table-cell>
          <table:table-cell table:style-name="Table1.A2" office:value-type="string">
            <text:p text:style-name="P5">(on) External <text:span text:style-name="T2">bell</text:span> active</text:p>
            <text:p text:style-name="P5">(blink) Door Buzzer active</text:p>
          </table:table-cell>
          <table:table-cell table:style-name="Table1.D2" office:value-type="string">
            <text:p text:style-name="P4">LED_EXTBELL_BUZZER</text:p>
          </table:table-cell>
        </table:table-row>
        <table:table-row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L4 (rot)</text:p>
          </table:table-cell>
          <table:table-cell table:style-name="Table1.A2" office:value-type="string">
            <text:p text:style-name="P5">Error</text:p>
          </table:table-cell>
          <table:table-cell table:style-name="Table1.D2" office:value-type="string">
            <text:p text:style-name="P6">LED_ERROR</text:p>
          </table:table-cell>
        </table:table-row>
        <table:table-row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L5 (weiß)</text:p>
          </table:table-cell>
          <table:table-cell table:style-name="Table1.A2" office:value-type="string">
            <text:p text:style-name="P5">(blink) Door Ring detected</text:p>
          </table:table-cell>
          <table:table-cell table:style-name="Table1.D2" office:value-type="string">
            <text:p text:style-name="P6">LED_DOORBELL</text:p>
          </table:table-cell>
        </table:table-row>
        <table:table-row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1</text:p>
          </table:table-cell>
          <table:table-cell table:style-name="Table1.A2" office:value-type="string">
            <text:p text:style-name="P5">Switch Auto Buzzer Mode</text:p>
          </table:table-cell>
          <table:table-cell table:style-name="Table1.D2" office:value-type="string">
            <text:p text:style-name="P6">SWITCH_BUZZMODE</text:p>
          </table:table-cell>
        </table:table-row>
        <table:table-row>
          <table:table-cell table:style-name="Table1.A2" office:value-type="string">
            <text:p text:style-name="P5">D8</text:p>
          </table:table-cell>
          <table:table-cell table:style-name="Table1.A2" office:value-type="string">
            <text:p text:style-name="P5">S2</text:p>
          </table:table-cell>
          <table:table-cell table:style-name="Table1.A2" office:value-type="string">
            <text:p text:style-name="P5">Test Ring (External Gong + MQTT)</text:p>
          </table:table-cell>
          <table:table-cell table:style-name="Table1.D2" office:value-type="string">
            <text:p text:style-name="P7">SWITCH_TESTBUZZ</text:p>
          </table:table-cell>
        </table:table-row>
        <table:table-row>
          <table:table-cell table:style-name="Table1.A2" office:value-type="string">
            <text:p text:style-name="P5">D9</text:p>
          </table:table-cell>
          <table:table-cell table:style-name="Table1.A2" office:value-type="string">
            <text:p text:style-name="P5">S3</text:p>
          </table:table-cell>
          <table:table-cell table:style-name="Table1.A2" office:value-type="string">
            <text:p text:style-name="P5">Test Buzzer</text:p>
          </table:table-cell>
          <table:table-cell table:style-name="Table1.D2" office:value-type="string">
            <text:p text:style-name="P7">SWITCH_TESTRING</text:p>
          </table:table-cell>
        </table:table-row>
        <table:table-row>
          <table:table-cell table:style-name="Table1.A2" office:value-type="string">
            <text:p text:style-name="P5">D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Input <text:span text:style-name="T1">Bell</text:span></text:p>
          </table:table-cell>
          <table:table-cell table:style-name="Table1.D2" office:value-type="string">
            <text:p text:style-name="P7">INP_BELL</text:p>
          </table:table-cell>
        </table:table-row>
        <table:table-row>
          <table:table-cell table:style-name="Table1.A2" office:value-type="string">
            <text:p text:style-name="P5">D11</text:p>
          </table:table-cell>
          <table:table-cell table:style-name="Table1.A2" office:value-type="string">
            <text:p text:style-name="P4">Rel1</text:p>
          </table:table-cell>
          <table:table-cell table:style-name="Table1.A2" office:value-type="string">
            <text:p text:style-name="P5">Output Buzzer</text:p>
          </table:table-cell>
          <table:table-cell table:style-name="Table1.D2" office:value-type="string">
            <text:p text:style-name="P8">RELAIS_BUZZER</text:p>
          </table:table-cell>
        </table:table-row>
        <table:table-row>
          <table:table-cell table:style-name="Table1.A2" office:value-type="string">
            <text:p text:style-name="P5">D12</text:p>
          </table:table-cell>
          <table:table-cell table:style-name="Table1.A2" office:value-type="string">
            <text:p text:style-name="P4">Rel2</text:p>
          </table:table-cell>
          <table:table-cell table:style-name="Table1.A2" office:value-type="string">
            <text:p text:style-name="P5">Output External <text:span text:style-name="T1">Bell</text:span></text:p>
          </table:table-cell>
          <table:table-cell table:style-name="Table1.D2" office:value-type="string">
            <text:p text:style-name="P8">RELAIS_EXT_BELL</text:p>
          </table:table-cell>
        </table:table-row>
      </table:table>
      <text:p text:style-name="P1"><draw:custom-shape text:anchor-type="paragraph" draw:z-index="9" draw:name="Shape 10" draw:style-name="gr11" draw:text-style-name="P17" svg:width="7.384cm" svg:height="1.497cm" svg:x="3.99cm" svg:y="2.293cm"><text:p text:style-name="P13">Arduino</text:p><draw:enhanced-geometry svg:viewBox="0 0 21600 21600" draw:type="rectangle" draw:enhanced-path="M 0 0 L 21600 0 21600 21600 0 21600 0 0 Z N"/></draw:custom-shape><draw:custom-shape text:anchor-type="paragraph" draw:z-index="10" draw:name="Shape 11" draw:style-name="gr10" draw:text-style-name="P17" svg:width="2.14cm" svg:height="3.463cm" svg:x="3.965cm" svg:y="4.182cm"><text:p text:style-name="P13">Relais 1</text:p><draw:enhanced-geometry svg:viewBox="0 0 21600 21600" draw:type="rectangle" draw:enhanced-path="M 0 0 L 21600 0 21600 21600 0 21600 0 0 Z N"/></draw:custom-shape><draw:custom-shape text:anchor-type="paragraph" draw:z-index="11" draw:name="Shape 12" draw:style-name="gr10" draw:text-style-name="P17" svg:width="2.14cm" svg:height="3.463cm" svg:x="6.371cm" svg:y="4.135cm"><text:p text:style-name="P13">Relais 2</text:p><draw:enhanced-geometry svg:viewBox="0 0 21600 21600" draw:type="rectangle" draw:enhanced-path="M 0 0 L 21600 0 21600 21600 0 21600 0 0 Z N"/></draw:custom-shape><draw:custom-shape text:anchor-type="paragraph" draw:z-index="12" draw:name="Shape 13" draw:style-name="gr9" draw:text-style-name="P17" svg:width="3.513cm" svg:height="1.225cm" svg:x="3.965cm" svg:y="0.72cm"><text:p text:style-name="P13">LEDs L1-L5</text:p><draw:enhanced-geometry svg:viewBox="0 0 21600 21600" draw:type="rectangle" draw:enhanced-path="M 0 0 L 21600 0 21600 21600 0 21600 0 0 Z N"/></draw:custom-shape><draw:custom-shape text:anchor-type="paragraph" draw:z-index="13" draw:name="Shape 14" draw:style-name="gr8" draw:text-style-name="P17" svg:width="3.536cm" svg:height="1.225cm" svg:x="7.742cm" svg:y="0.72cm"><text:p text:style-name="P13">Switches S1-S3</text:p><draw:enhanced-geometry svg:viewBox="0 0 21600 21600" draw:type="rectangle" draw:enhanced-path="M 0 0 L 21600 0 21600 21600 0 21600 0 0 Z N"/></draw:custom-shape><draw:line text:anchor-type="paragraph" draw:z-index="14" draw:name="Line 1" draw:style-name="gr3" draw:text-style-name="P13" svg:x1="5.65cm" svg:y1="1.944cm" svg:x2="5.65cm" svg:y2="2.293cm"><text:p/></draw:line><draw:line text:anchor-type="paragraph" draw:z-index="15" draw:name="Line 2" draw:style-name="gr3" draw:text-style-name="P13" svg:x1="8.728cm" svg:y1="1.944cm" svg:x2="8.728cm" svg:y2="2.293cm"><text:p/></draw:line><draw:line text:anchor-type="paragraph" draw:z-index="16" draw:name="Vertical line 1" draw:style-name="gr7" draw:text-style-name="P16" svg:x1="4.856cm" svg:y1="3.789cm" svg:x2="4.856cm" svg:y2="4.182cm"><text:p/></draw:line><draw:line text:anchor-type="paragraph" draw:z-index="17" draw:name="Line 3" draw:style-name="gr7" draw:text-style-name="P16" svg:x1="7.405cm" svg:y1="3.789cm" svg:x2="7.405cm" svg:y2="4.135cm"><text:p/></draw:line><draw:custom-shape text:anchor-type="paragraph" draw:z-index="18" draw:name="Shape 15" draw:style-name="gr1" draw:text-style-name="P14" svg:width="3.331cm" svg:height="1.4cm" svg:x="6.459cm" svg:y="7.927cm"><text:p text:style-name="P13">External Bell</text:p><text:p text:style-name="P13">(Remote)</text:p><draw:enhanced-geometry svg:viewBox="0 0 21600 21600" draw:type="rectangle" draw:enhanced-path="M 0 0 L 21600 0 21600 21600 0 21600 0 0 Z N"/></draw:custom-shape><draw:line text:anchor-type="paragraph" draw:z-index="19" draw:name="Vertical line 2" draw:style-name="gr3" draw:text-style-name="P13" svg:x1="7.341cm" svg:y1="7.597cm" svg:x2="7.341cm" svg:y2="7.927cm"><text:p/></draw:line><draw:custom-shape text:anchor-type="paragraph" draw:z-index="20" draw:name="Shape 16" draw:style-name="gr6" draw:text-style-name="P14" svg:width="8.226cm" svg:height="2.594cm" svg:x="-0.619cm" svg:y="10.89cm"><text:p text:style-name="P13"/><text:p text:style-name="P13">House Intercom</text:p><draw:enhanced-geometry svg:viewBox="0 0 21600 21600" draw:type="rectangle" draw:enhanced-path="M 0 0 L 21600 0 21600 21600 0 21600 0 0 Z N"/></draw:custom-shape><draw:custom-shape text:anchor-type="paragraph" draw:z-index="21" draw:name="Shape 17" draw:style-name="gr5" draw:text-style-name="P15" svg:width="3.991cm" svg:height="0.817cm" svg:x="-0.619cm" svg:y="10.89cm"><text:p>Bell Signal (AM 40)</text:p><draw:enhanced-geometry svg:viewBox="0 0 21600 21600" draw:type="rectangle" draw:enhanced-path="M 0 0 L 21600 0 21600 21600 0 21600 0 0 Z N"/></draw:custom-shape><draw:custom-shape text:anchor-type="paragraph" draw:z-index="22" draw:name="Shape 18" draw:style-name="gr4" draw:text-style-name="P15" svg:width="3.705cm" svg:height="0.817cm" svg:x="3.902cm" svg:y="10.89cm"><text:p>Door Buzzer Button</text:p><draw:enhanced-geometry svg:viewBox="0 0 21600 21600" draw:type="rectangle" draw:enhanced-path="M 0 0 L 21600 0 21600 21600 0 21600 0 0 Z N"/></draw:custom-shape><draw:line text:anchor-type="paragraph" draw:z-index="23" draw:name="Line 4" draw:style-name="gr3" draw:text-style-name="P13" svg:x1="2.887cm" svg:y1="10.891cm" svg:x2="2.887cm" svg:y2="2.976cm"><text:p/></draw:line><draw:line text:anchor-type="paragraph" draw:z-index="24" draw:name="Line 5" draw:style-name="gr3" draw:text-style-name="P13" svg:x1="4.916cm" svg:y1="10.891cm" svg:x2="4.916cm" svg:y2="7.645cm"><text:p/></draw:line><draw:line text:anchor-type="paragraph" draw:z-index="25" draw:name="Line 6" draw:style-name="gr3" draw:text-style-name="P13" svg:x1="2.887cm" svg:y1="10.891cm" svg:x2="2.887cm" svg:y2="2.976cm"><text:p/></draw:line><draw:line text:anchor-type="paragraph" draw:z-index="26" draw:name="Line 7" draw:style-name="gr3" draw:text-style-name="P13" svg:x1="3.989cm" svg:y1="2.976cm" svg:x2="2.887cm" svg:y2="2.976cm"><text:p/></draw:line><draw:line text:anchor-type="paragraph" draw:z-index="27" draw:name="Horizontal line 1" draw:style-name="gr2" draw:text-style-name="P13" svg:x1="10.164cm" svg:y1="8.62cm" svg:x2="15.214cm" svg:y2="8.62cm"><text:p/></draw:line><draw:custom-shape text:anchor-type="paragraph" draw:z-index="28" draw:name="Shape 19" draw:style-name="gr1" draw:text-style-name="P14" svg:width="3.331cm" svg:height="1.4cm" svg:x="6.459cm" svg:y="7.927cm"><text:p text:style-name="P13">External Bell</text:p><text:p text:style-name="P13">(Remote Control)</text:p><draw:enhanced-geometry svg:viewBox="0 0 21600 21600" draw:type="rectangle" draw:enhanced-path="M 0 0 L 21600 0 21600 21600 0 21600 0 0 Z N"/></draw:custom-shape><draw:custom-shape text:anchor-type="paragraph" draw:z-index="29" draw:name="Shape 20" draw:style-name="gr1" draw:text-style-name="P14" svg:width="3.331cm" svg:height="1.4cm" svg:x="15.279cm" svg:y="7.883cm"><text:p text:style-name="P13">External Bell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0:37:03.295354070</meta:creation-date>
    <dc:date>2025-01-24T21:50:27.274109349</dc:date>
    <meta:editing-duration>PT8H35M20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51" meta:word-count="82" meta:character-count="491" meta:non-whitespace-character-count="460"/>
  </office:meta>
</office:document-meta>
</file>